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>
      <style:text-properties fo:font-size="12pt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TO INDIVIDUAL</text:h>
      <text:p text:style-name="P6">Igor Gondim</text:p>
      <text:p text:style-name="P6">•</text:p>
      <text:p text:style-name="P6">09:36 Editado às 09:45</text:p>
      <text:p text:style-name="P6">100 pontos</text:p>
      <text:p text:style-name="P6">Data de entrega: 31 de mai. 14:00 </text:p>
      <text:p text:style-name="P4"/>
      <text:p text:style-name="P4">1- Nivel Infra</text:p>
      <text:list xml:id="list4079339640558512622" text:style-name="L1">
        <text:list-header>
          <text:p text:style-name="P14">1.1 ok - O Dataset deve ser salvo em ambiente cloud(Cloud Storage)</text:p>
          <text:p text:style-name="P14">1.2 O arquivo original e tratado deve ser salvo em MongoDB Atlas em coleções diferentes</text:p>
          <text:list>
            <text:list-header>
              <text:p text:style-name="P14">1.2.1 <text:s/>O arquivo original salvo em MongoDB Atlas</text:p>
              <text:p text:style-name="P14">1.2.2 <text:s text:c="2"/>O tratado original salvo em MongoDB Atlas</text:p>
              <text:p text:style-name="P14"/>
              <text:p text:style-name="P14"><text:s/>Obs: no MongoDB entrei com emal bcl.020</text:p>
            </text:list-header>
          </text:list>
        </text:list-header>
      </text:list>
      <text:p text:style-name="P6"><text:s/></text:p>
      <text:list xml:id="list20259986" text:continue-numbering="true" text:style-name="L1">
        <text:list-header>
          <text:p text:style-name="P7">1.3 Os DataFrames devem ser obrigatoriamente salvos em uma bucket do CloudStorage</text:p>
        </text:list-header>
      </text:list>
      <text:p text:style-name="P4"><text:line-break/>2- Nivel Pandas</text:p>
      <text:list xml:id="list6179922193001247680" text:style-name="L2">
        <text:list-item>
          <text:p text:style-name="P15">O arquivo está em outra linguagem e deve ter seus dados traduzidos para Português-BR</text:p>
        </text:list-item>
        <text:list-item>
          <text:p text:style-name="P15">Realizar a extração corretamente para um dataframe</text:p>
        </text:list-item>
        <text:list-item>
          <text:p text:style-name="P15">Verificar a existência de dados inconsistentes e realizar a limpeza para NaN ou NA</text:p>
        </text:list-item>
        <text:list-item>
          <text:p text:style-name="P15">Realizar o drop(se necessário) de colunas do dataframe realizando o comentário do porque da exclusão </text:p>
        </text:list-item>
        <text:list-item>
          <text:p text:style-name="P8">Todos os passos devem ser comentados</text:p>
        </text:list-item>
      </text:list>
      <text:p text:style-name="P4">Nivel PySpark (Funções básicas vistas em aula)</text:p>
      <text:list xml:id="list7568706979169562423" text:style-name="L3">
        <text:list-item>
          <text:p text:style-name="P16">Deverá ser montada a estrutura do DataFrame utilizando o StructType.</text:p>
        </text:list-item>
        <text:list-item>
          <text:p text:style-name="P16">Verificar a existência de dados inconsistentes, nulos e realizar a limpeza.</text:p>
        </text:list-item>
        <text:list-item>
          <text:p text:style-name="P16">Verificar a necessidade de drop em colunas ou linhas. Caso seja necessário, fazer comentário do porque.</text:p>
        </text:list-item>
        <text:list-item>
          <text:p text:style-name="P16">Realizar a mudança de nome de pelo menos 2 colunas</text:p>
        </text:list-item>
        <text:list-item>
          <text:p text:style-name="P16">Deverá criar pelo menos duas novas colunas contendo alguma informação relevante sobre as outras colunas já existentes (Funções de Agrupamento, Agregação ou Joins). (Use a sua capacidade analítica)</text:p>
        </text:list-item>
        <text:list-item>
          <text:p text:style-name="P16">Deverá utilizar filtros, ordenação e agrupamento, trazendo dados relevantes para o negócio em questão. (Use a sua capacidade analítica)</text:p>
        </text:list-item>
        <text:list-item>
          <text:p text:style-name="P9">Utilizar pelo menos duas Window Functions</text:p>
        </text:list-item>
      </text:list>
      <text:p text:style-name="P4">postgres</text:p>
      <text:list xml:id="list9119008560016290838" text:style-name="L4">
        <text:list-item>
          <text:p text:style-name="P10">Utilizar no minimo 5 consultas diferentes utilizando o SparkSQL, comentando o porquê de ter escolhido essas funções e explicando o que cada consulta faz.</text:p>
        </text:list-item>
      </text:list>
      <text:p text:style-name="P4">Nível DataStudio</text:p>
      <text:list xml:id="list3286655021751787102" text:style-name="L5">
        <text:list-item>
          <text:p text:style-name="P11">Construir um dashboard (maximo 1 pagina) para apresentação dos insights</text:p>
        </text:list-item>
      </text:list>
      <text:p text:style-name="Text_20_body"><text:line-break/><text:span text:style-name="T1">Ferramentas</text:span><text:line-break/></text:p>
      <text:list xml:id="list6426841950155341395" text:style-name="L6">
        <text:list-item>
          <text:p text:style-name="P12"><text:soft-page-break/>Colab ou Ides | Google Cloud | Data Studio</text:p>
        </text:list-item>
      </text:list>
      <text:p text:style-name="P6"><text:line-break/><text:line-break/>Observação : o que será analisado são os tópicos cumpridos , na ocasião de findar o tempo e algum(ns) não forem contemplados , realize a entrega do que foi concluído . Pedimos que nos conceda acesso ao email <text:a xlink:type="simple" xlink:href="https://mail.google.com/mail/?view=cm&amp;fs=1&amp;to=professores.bcw4%40soulcodeacademy.org&amp;authuser=0" office:target-frame-name="_blank" xlink:show="new" text:style-name="Internet_20_link" text:visited-style-name="Visited_20_Internet_20_Link">professores.bcw4@soulcodeacademy.org</text:a> e <text:a xlink:type="simple" xlink:href="https://mail.google.com/mail/?view=cm&amp;fs=1&amp;to=professoresbc17%40soulcodeacademy.org&amp;authuser=0" office:target-frame-name="_blank" xlink:show="new" text:style-name="Internet_20_link" text:visited-style-name="Visited_20_Internet_20_Link">professoresbc17@soulcodeacademy.org</text:a> para seu projeto no google cloud , adicione um usuário : soulcode senha : a1b2c3 no mongo atlas e compartilhe junto a key de autenticação para acessarmos seu mongo atlas e seja enviado juntamente com o codigo realizado</text:p>
      <text:p text:style-name="Standard"/>
      <text:p text:style-name="Standard"/>
      <text:p text:style-name="Standard"/>
      <text:p text:style-name="Standard">Apendix</text:p>
      <text:p text:style-name="Standard"/>
      <text:p text:style-name="Standard"># Tradução dos títulos das colunas e conteúdos dos campos</text:p>
      <text:p text:style-name="Standard"/>
      <text:p text:style-name="Standard">Recency, in general, can be defined as <text:span text:style-name="T1">the measure of the amount of time gone by since either the customer has bought any product or when an ad campaign / commercial was telecasted</text:span>. <text:span text:style-name="T2">Recency, if capitalized upon properly, can drive performance for a marketing campaign. </text:span></text:p>
      <text:p text:style-name="P1"/>
      <text:p text:style-name="P1"/>
      <text:h text:style-name="P3" text:outline-level="2"><text:bookmark text:name="mntl-sc-block_1-0"/>What Is Recency, Frequency, Monetary Value (RFM)? </text:h>
      <text:p text:style-name="Text_20_body"><text:bookmark text:name="mntl-sc-block_1-0-1"/><text:span text:style-name="T2">Recency, frequency, monetary value is a </text:span><text:a xlink:type="simple" xlink:href="https://www.investopedia.com/terms/m/marketing.asp" text:style-name="Internet_20_link" text:visited-style-name="Visited_20_Internet_20_Link"><text:span text:style-name="T2">marketing</text:span></text:a><text:span text:style-name="T2"> analysis tool used to identify a company's or an organization's best customers by measuring and analyzing spending habits. </text:span></text:p>
      <text:p text:style-name="P5"/>
      <text:h text:style-name="P3" text:outline-level="2"><text:bookmark text:name="mntl-sc-block_1-0-5"/>Understanding Recency, Frequency, Monetary Value </text:h>
      <text:p text:style-name="P5"><text:bookmark text:name="mntl-sc-block_1-0-6"/>The RFM model is based on three quantitative factors: </text:p>
      <text:section text:style-name="Sect1" text:name="mntl-sc-block_1-0-7">
        <text:p text:style-name="P5"/>
      </text:section>
      <text:list xml:id="list8056745465669246509" text:style-name="L7">
        <text:list-item>
          <text:p text:style-name="P17"><text:bookmark text:name="mntl-sc-block_1-0-8"/><text:span text:style-name="T2">Recency: How recently a </text:span><text:a xlink:type="simple" xlink:href="https://www.investopedia.com/terms/c/customer.asp" text:style-name="Internet_20_link" text:visited-style-name="Visited_20_Internet_20_Link"><text:span text:style-name="T2">customer</text:span></text:a><text:span text:style-name="T2"> has made a purchase </text:span></text:p>
        </text:list-item>
        <text:list-item>
          <text:p text:style-name="P18">Frequency: How often a customer makes a purchase </text:p>
        </text:list-item>
        <text:list-item>
          <text:p text:style-name="P13">Monetary Value: How much money a customer spends on purchases </text:p>
        </text:list-item>
      </text:list>
      <text:p text:style-name="P5"/>
      <text:p text:style-name="P1"><text:a xlink:type="simple" xlink:href="https://www.investopedia.com/terms/r/rfm-recency-frequency-monetary-value.asp" text:style-name="Internet_20_link" text:visited-style-name="Visited_20_Internet_20_Link">https://www.investopedia.com/terms/r/rfm-recency-frequency-monetary-value.asp</text:a></text:p>
      <text:p text:style-name="P1"/>
      <text:p text:style-name="P1"/>
      <text:p text:style-name="P2">What is Gen Z marketing? </text:p>
      <text:p text:style-name="P1"/>
      <text:p text:style-name="P1">Gen Z marketing requires more than simply selling a product. Born between 1996 and 2010, this generation is <text:span text:style-name="T1">value-conscious and drawn to brands that “keep it real.”</text:span> They're creative, bold, and the creators of many trends on TikTok, Instagram Reels, and other platform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7T10:27:27.52</meta:creation-date>
    <dc:date>2022-05-31T00:02:37.18</dc:date>
    <meta:editing-duration>P1DT37M8S</meta:editing-duration>
    <meta:editing-cycles>11</meta:editing-cycles>
    <meta:generator>OpenOffice/4.1.11$Win32 OpenOffice.org_project/4111m1$Build-9808</meta:generator>
    <meta:document-statistic meta:table-count="0" meta:image-count="0" meta:object-count="0" meta:page-count="2" meta:paragraph-count="48" meta:word-count="577" meta:character-count="3592"/>
  </office:meta>
</office:document-meta>
</file>